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74e" officeooo:paragraph-rsid="0013b74e"/>
    </style:style>
    <style:style style:name="P2" style:family="paragraph" style:parent-style-name="Standard">
      <style:text-properties officeooo:rsid="0013c276" officeooo:paragraph-rsid="0013c276"/>
    </style:style>
    <style:style style:name="P3" style:family="paragraph" style:parent-style-name="Standard">
      <style:text-properties officeooo:rsid="0015af13" officeooo:paragraph-rsid="0015af13"/>
    </style:style>
    <style:style style:name="P4" style:family="paragraph" style:parent-style-name="Standard">
      <style:text-properties officeooo:rsid="001675ec" officeooo:paragraph-rsid="001675ec"/>
    </style:style>
    <style:style style:name="P5" style:family="paragraph" style:parent-style-name="Standard">
      <style:text-properties style:text-underline-style="solid" style:text-underline-width="auto" style:text-underline-color="font-color" officeooo:rsid="0015af13" officeooo:paragraph-rsid="0015af13"/>
    </style:style>
    <style:style style:name="P6" style:family="paragraph" style:parent-style-name="Standard">
      <style:text-properties officeooo:rsid="0017840c" officeooo:paragraph-rsid="0017840c"/>
    </style:style>
    <style:style style:name="P7" style:family="paragraph" style:parent-style-name="Standard">
      <style:text-properties officeooo:paragraph-rsid="0017840c"/>
    </style:style>
    <style:style style:name="T1" style:family="text">
      <style:text-properties officeooo:rsid="0017840c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s results:</text:p>
      <text:p text:style-name="P1"/>
      <text:p text:style-name="P5">confusion matrix for IC experiment:</text:p>
      <text:p text:style-name="P4">The percentage of good predictions made in a layers that are also good predictions in the next layers</text:p>
      <text:p text:style-name="P3"/>
      <text:p text:style-name="P3"><draw:frame draw:style-name="fr1" draw:name="Objet1" text:anchor-type="paragraph" svg:width="17.119cm" svg:height="3.49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The size of the networks are the same and the positions of the ICs also</text:p>
      <text:p text:style-name="P1"/>
      <text:p text:style-name="P1">Final accuracy results:</text:p>
      <text:p text:style-name="P1"/>
      <text:p text:style-name="P1">Normal model: <text:s text:c="18"/>81.77</text:p>
      <text:p text:style-name="P1">IC : <text:s text:c="35"/>[67.02, 77.11 81.47 82.11]</text:p>
      <text:p text:style-name="P2">Vanilla growing: <text:s text:c="14"/>[77.38, 79.31, 79.07, 76.45]</text:p>
      <text:p text:style-name="P3">100 epoch with freeze: <text:s text:c="4"/>[78.04 79.84, 78.11, 77.84]</text:p>
      <text:p text:style-name="P3">alternate freeze/unfreeze: [76.18, 78.02, 77.61, 74.61]</text:p>
      <text:p text:style-name="P3"/>
      <text:p text:style-name="P6">Tests for pruning with differents sparsity and vanilla training:</text:p>
      <text:p text:style-name="P6"/>
      <text:p text:style-name="P7"><text:span text:style-name="T1">100: <text:s text:c="11"/>[76.36, 78.90, 77.72, 76.09], </text:span></text:p>
      <text:p text:style-name="P6">80.0: <text:s text:c="10"/>[75.90, 77.43, 77.61, 75.77], </text:p>
      <text:p text:style-name="P6">60.0: <text:s text:c="10"/>[76.13, 76.47, 75.61, 73.84], </text:p>
      <text:p text:style-name="P6">50.0: <text:s text:c="10"/>[74.86, 77.45, 76.86, 74.04], </text:p>
      <text:p text:style-name="P6">40.0: <text:s text:c="10"/>[70.93, 71.59, 70.14, 67.90], </text:p>
      <text:p text:style-name="P6">30.0: <text:s text:c="10"/>[68.93, 68.29, 68.09, 65.20], </text:p>
      <text:p text:style-name="P6">20.0: <text:s text:c="10"/>[65.56, 63.96, 64.89, 41.03], </text:p>
      <text:p text:style-name="P6">10.0: <text:s text:c="10"/>[53.89, 54.59, 49.36, 21.97], </text:p>
      <text:p text:style-name="P6">5.0: <text:s text:c="12"/>[41.46, 34.23, 17.10, 10.00]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09:47:26.807767049</meta:creation-date>
    <dc:date>2020-04-14T16:40:47.186200767</dc:date>
    <meta:editing-duration>PT44M34S</meta:editing-duration>
    <meta:editing-cycles>2</meta:editing-cycles>
    <meta:generator>LibreOffice/6.3.5.2$Linux_X86_64 LibreOffice_project/30$Build-2</meta:generator>
    <meta:document-statistic meta:table-count="0" meta:image-count="0" meta:object-count="1" meta:page-count="1" meta:paragraph-count="20" meta:word-count="126" meta:character-count="998" meta:non-whitespace-character-count="720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fusion_correc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75" calcext:value-type="float">
            <text:p>0.75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.82</text:p>
          </table:table-cell>
          <table:table-cell office:value-type="float" office:value="0.81" calcext:value-type="float">
            <text:p>0.8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table:number-columns-repeated="3"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0:28:55.7051762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